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615381274536537330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976020548464977845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7654671774459524916" text:style-name="L3">
        <text:list-item>
          <text:p text:style-name="P12">3:50.5</text:p>
        </text:list-item>
        <text:list-item>
          <text:p text:style-name="P12">3:50.4</text:p>
        </text:list-item>
        <text:list-item>
          <text:p text:style-name="P12">3:43.9</text:p>
        </text:list-item>
        <text:list-item>
          <text:p text:style-name="P12">3:44.2</text:p>
        </text:list-item>
        <text:list-item>
          <text:p text:style-name="P12">3:46.2</text:p>
        </text:list-item>
        <text:list-item>
          <text:p text:style-name="P12">3:45</text:p>
          <text:p text:style-name="P12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using 13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781613034629592096" text:style-name="L4">
        <text:list-item>
          <text:p text:style-name="P13">4:47</text:p>
        </text:list-item>
        <text:list-item>
          <text:p text:style-name="P13">4:43</text:p>
        </text:list-item>
        <text:list-item>
          <text:p text:style-name="P13">4:45</text:p>
        </text:list-item>
        <text:list-item>
          <text:p text:style-name="P13">4:47</text:p>
        </text:list-item>
        <text:list-item>
          <text:p text:style-name="P13">4:36.6 </text:p>
          <text:p text:style-name="P13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6/19/16: <text:span text:style-name="T2">3.25 miles</text:span></text:p>
      <text:p text:style-name="P8">I ran 3.25 miles on hilly roads and grass averaging 9:34/mi.</text:p>
      <text:p text:style-name="P8"/>
      <text:p text:style-name="P8">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 It was 86 degrees,</text:p>
      <text:p text:style-name="P8">My times:</text:p>
      <text:list xml:id="list8941942965696920463" text:style-name="L5">
        <text:list-item>
          <text:p text:style-name="P14">1:41</text:p>
        </text:list-item>
        <text:list-item>
          <text:p text:style-name="P14">1:44</text:p>
        </text:list-item>
        <text:list-item>
          <text:p text:style-name="P14">1:46</text:p>
        </text:list-item>
        <text:list-item>
          <text:p text:style-name="P14">1:45</text:p>
        </text:list-item>
        <text:list-item>
          <text:p text:style-name="P14">1:44</text:p>
        </text:list-item>
        <text:list-item>
          <text:p text:style-name="P14">1:47</text:p>
        </text:list-item>
        <text:list-item>
          <text:p text:style-name="P14">1:49</text:p>
        </text:list-item>
        <text:list-item>
          <text:p text:style-name="P14">1:42</text:p>
        </text:list-item>
      </text:list>
      <text:p text:style-name="P8"/>
      <text:p text:style-name="P8"><text:s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1T08:00:09.28</dc:date>
    <dc:creator>James Lombardi</dc:creator>
    <meta:editing-duration>PT5H12M48S</meta:editing-duration>
    <meta:editing-cycles>43</meta:editing-cycles>
    <meta:document-statistic meta:table-count="0" meta:image-count="0" meta:object-count="0" meta:page-count="5" meta:paragraph-count="170" meta:word-count="1507" meta:character-count="7391"/>
  </office:meta>
</office:document-meta>
</file>